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4000000614DAA63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327cm" fo:margin-left="0cm" fo:margin-top="0cm" fo:margin-bottom="0cm" table:align="left" style:writing-mode="lr-tb"/>
    </style:style>
    <style:style style:name="Table1.A" style:family="table-column">
      <style:table-column-properties style:column-width="9.694cm"/>
    </style:style>
    <style:style style:name="Table1.B" style:family="table-column">
      <style:table-column-properties style:column-width="9.633cm"/>
    </style:style>
    <style:style style:name="Table1.1" style:family="table-row">
      <style:table-row-properties style:min-row-height="5.398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9.27cm" fo:margin-left="-0.199cm" fo:margin-top="0cm" fo:margin-bottom="0cm" table:align="left" style:writing-mode="lr-tb"/>
    </style:style>
    <style:style style:name="Table2.A" style:family="table-column">
      <style:table-column-properties style:column-width="4.817cm"/>
    </style:style>
    <style:style style:name="Table2.B" style:family="table-column">
      <style:table-column-properties style:column-width="4.812cm"/>
    </style:style>
    <style:style style:name="Table2.D" style:family="table-column">
      <style:table-column-properties style:column-width="4.8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text-properties style:font-name="Lucida Sans" fo:font-size="10.5pt" style:font-size-asian="10.5pt" style:font-name-complex="Arial1" style:font-size-complex="9.5pt"/>
    </style:style>
    <style:style style:name="P2" style:family="paragraph" style:parent-style-name="Standard">
      <style:paragraph-properties fo:line-height="0.494cm"/>
      <style:text-properties style:font-name="Lucida Sans" style:font-size-complex="12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Lucida Sans" fo:font-size="10pt" style:font-size-asian="10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Lucida Sans" fo:font-size="10pt" fo:font-style="italic" fo:font-weight="bold" style:font-size-asian="10pt" style:font-style-asian="italic" style:font-weight-asian="bold" style:font-style-complex="italic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line-height="0.494cm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00000a"/>
      <style:text-properties fo:font-variant="small-caps" style:font-name="Lucida Sans" fo:font-size="10.5pt" fo:font-weight="bold" style:font-size-asian="10.5pt" style:font-weight-asian="bold" style:font-name-complex="Arial1" style:font-size-complex="9.5pt" fo:hyphenate="false" fo:hyphenation-remain-char-count="2" fo:hyphenation-push-char-count="2"/>
    </style:style>
    <style:style style:name="P8" style:family="paragraph" style:parent-style-name="Title">
      <style:paragraph-properties fo:line-height="0.494cm" fo:text-align="start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Lucida Sans" fo:font-size="10.5pt" style:font-size-asian="10.5pt" style:font-name-complex="Arial1" style:font-size-complex="9.5pt"/>
    </style:style>
    <style:style style:name="P9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style:font-size-asian="10pt" style:font-weight-asian="bold"/>
    </style:style>
    <style:style style:name="P10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officeooo:rsid="0016c3ca" officeooo:paragraph-rsid="0016c3ca" style:font-size-asian="10pt" style:font-weight-asian="bold"/>
    </style:style>
    <style:style style:name="P11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.5pt" fo:font-weight="bold" officeooo:rsid="0016c3ca" officeooo:paragraph-rsid="0016c3ca" style:font-size-asian="10.5pt" style:font-weight-asian="bold" style:font-size-complex="10.5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font-variant="small-caps" style:font-name="Lucida Sans" fo:font-size="10.5pt" fo:font-weight="bold" style:font-size-asian="10.5pt" style:font-weight-asian="bold" style:font-name-complex="Arial1" style:font-size-complex="9.5pt" fo:hyphenate="false" fo:hyphenation-remain-char-count="2" fo:hyphenation-push-char-count="2"/>
    </style:style>
    <style:style style:name="P13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fo:hyphenate="false" fo:hyphenation-remain-char-count="2" fo:hyphenation-push-char-count="2"/>
    </style:style>
    <style:style style:name="P14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language-asian="en" style:country-asian="GB" fo:hyphenate="false" fo:hyphenation-remain-char-count="2" fo:hyphenation-push-char-count="2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fo:font-variant="small-caps" style:font-name="Lucida Sans" fo:font-size="10.5pt" fo:font-weight="bold" style:font-size-asian="10.5pt" style:font-weight-asian="bold" style:font-name-complex="Arial1" style:font-size-complex="10.5pt" fo:hyphenate="false" fo:hyphenation-remain-char-count="2" fo:hyphenation-push-char-count="2"/>
    </style:style>
    <style:style style:name="P16" style:family="paragraph" style:parent-style-name="Text_20_body_20_indent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17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officeooo:paragraph-rsid="001a5621" style:font-size-asian="10pt" fo:hyphenate="false" fo:hyphenation-remain-char-count="2" fo:hyphenation-push-char-count="2"/>
    </style:style>
    <style:style style:name="P19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20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fo:letter-spacing="-0.011cm" style:font-size-asian="10pt"/>
    </style:style>
    <style:style style:name="P21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22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23" style:family="paragraph" style:parent-style-name="Header">
      <style:paragraph-properties fo:margin-left="0cm" fo:margin-right="-1.54cm" fo:text-indent="0cm" style:auto-text-indent="false"/>
      <style:text-properties fo:font-variant="small-caps" fo:color="#000000" style:font-name="Lucida Sans" fo:font-size="25pt" fo:font-weight="bold" style:font-size-asian="25pt" style:font-weight-asian="bold" style:font-name-complex="Tahoma1" style:font-size-complex="25pt" style:font-weight-complex="bold"/>
    </style:style>
    <style:style style:name="P24" style:family="paragraph" style:parent-style-name="Header">
      <style:paragraph-properties fo:margin-left="0cm" fo:margin-right="-1.54cm" fo:text-indent="0cm" style:auto-text-indent="false">
        <style:tab-stops>
          <style:tab-stop style:position="7.62cm" style:type="center"/>
          <style:tab-stop style:position="7.938cm" style:type="center"/>
          <style:tab-stop style:position="15.24cm" style:type="right"/>
        </style:tab-stops>
      </style:paragraph-properties>
      <style:text-properties fo:color="#000000" style:font-name="Lucida Sans" fo:font-weight="bold" style:font-weight-asian="bold" style:font-name-complex="Tahoma1" style:font-size-complex="12pt" style:font-weight-complex="bold"/>
    </style:style>
    <style:style style:name="P25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style:text-underline-style="solid" style:text-underline-width="auto" style:text-underline-color="font-color" style:font-size-asian="10.5pt" style:font-name-complex="Tahoma1" style:font-size-complex="9.5pt"/>
    </style:style>
    <style:style style:name="P26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fo:language="en" fo:country="US" style:font-size-asian="10.5pt" style:font-name-complex="Tahoma1" style:font-size-complex="9.5pt"/>
    </style:style>
    <style:style style:name="P27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style:font-size-asian="10.5pt" style:font-name-complex="Tahoma1" style:font-size-complex="9.5pt"/>
    </style:style>
    <style:style style:name="P28" style:family="paragraph" style:parent-style-name="Header">
      <style:paragraph-properties fo:margin-left="0.127cm" fo:margin-right="0cm" fo:line-height="0.494cm" fo:text-align="end" style:justify-single-word="false" fo:text-indent="0cm" style:auto-text-indent="false"/>
    </style:style>
    <style:style style:name="P29" style:family="paragraph" style:parent-style-name="Title">
      <style:paragraph-properties fo:line-height="0.494cm" fo:text-align="justify" style:justify-single-word="false" fo:padding-left="0cm" fo:padding-right="0cm" fo:padding-top="0.035cm" fo:padding-bottom="0.035cm" fo:border-left="none" fo:border-right="none" fo:border-top="0.51pt solid #00000a" fo:border-bottom="0.51pt solid #00000a"/>
      <style:text-properties fo:font-variant="normal" fo:text-transform="none" style:font-name="Lucida Sans" fo:font-size="11.5pt" fo:language="en" fo:country="US" style:font-size-asian="11.5pt" style:font-name-complex="Tahoma1" style:font-size-complex="11.5pt" style:font-weight-complex="bold"/>
    </style:style>
    <style:style style:name="P30" style:family="paragraph" style:parent-style-name="Header">
      <style:paragraph-properties fo:margin-left="0cm" fo:margin-right="-0.032cm" fo:line-height="0.494cm" fo:text-align="end" style:justify-single-word="false" fo:text-indent="0cm" style:auto-text-indent="false">
        <style:tab-stops>
          <style:tab-stop style:position="4.992cm"/>
          <style:tab-stop style:position="7.62cm" style:type="center"/>
          <style:tab-stop style:position="15.24cm" style:type="right"/>
        </style:tab-stops>
      </style:paragraph-properties>
      <style:text-properties fo:color="#000000" style:font-name="Lucida Sans" fo:font-size="10.5pt" style:font-size-asian="10.5pt" style:font-name-complex="Tahoma1" style:font-size-complex="9.5pt"/>
    </style:style>
    <style:style style:name="P31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1a5621" style:font-size-asian="10pt" style:font-style-complex="italic" style:font-weight-complex="bold" fo:hyphenate="false" fo:hyphenation-remain-char-count="2" fo:hyphenation-push-char-count="2"/>
    </style:style>
    <style:style style:name="P32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36afb8" style:font-size-asian="10pt" style:font-style-complex="italic" style:font-weight-complex="bold" fo:hyphenate="false" fo:hyphenation-remain-char-count="2" fo:hyphenation-push-char-count="2"/>
    </style:style>
    <style:style style:name="P33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a47b" officeooo:paragraph-rsid="001aa47b" style:font-size-asian="10pt" style:font-style-complex="italic" style:font-weight-complex="bold" fo:hyphenate="false" fo:hyphenation-remain-char-count="2" fo:hyphenation-push-char-count="2"/>
    </style:style>
    <style:style style:name="P34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e0a8f" officeooo:paragraph-rsid="001e0a8f" style:font-size-asian="10pt" style:font-style-complex="italic" style:font-weight-complex="bold" fo:hyphenate="false" fo:hyphenation-remain-char-count="2" fo:hyphenation-push-char-count="2"/>
    </style:style>
    <style:style style:name="P35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36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paragraph-rsid="001a5621" style:font-size-asian="10pt" style:font-style-complex="italic" style:font-weight-complex="bold" fo:hyphenate="false" fo:hyphenation-remain-char-count="2" fo:hyphenation-push-char-count="2"/>
    </style:style>
    <style:style style:name="P37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c69a9" officeooo:paragraph-rsid="001c69a9" style:font-size-asian="10pt" style:font-style-complex="italic" style:font-weight-complex="bold" fo:hyphenate="false" fo:hyphenation-remain-char-count="2" fo:hyphenation-push-char-count="2"/>
    </style:style>
    <style:style style:name="P38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b00a1" officeooo:paragraph-rsid="002b00a1" style:font-size-asian="10pt" style:font-style-complex="italic" style:font-weight-complex="bold" fo:hyphenate="false" fo:hyphenation-remain-char-count="2" fo:hyphenation-push-char-count="2"/>
    </style:style>
    <style:style style:name="P39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c8276" officeooo:paragraph-rsid="002c8276" style:font-size-asian="10pt" style:font-style-complex="italic" style:font-weight-complex="bold" fo:hyphenate="false" fo:hyphenation-remain-char-count="2" fo:hyphenation-push-char-count="2"/>
    </style:style>
    <style:style style:name="P40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e5099" officeooo:paragraph-rsid="002e5099" style:font-size-asian="10pt" style:font-style-complex="italic" style:font-weight-complex="bold" fo:hyphenate="false" fo:hyphenation-remain-char-count="2" fo:hyphenation-push-char-count="2"/>
    </style:style>
    <style:style style:name="P41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fe8e7" officeooo:paragraph-rsid="002fe8e7" style:font-size-asian="10pt" style:font-style-complex="italic" style:font-weight-complex="bold" fo:hyphenate="false" fo:hyphenation-remain-char-count="2" fo:hyphenation-push-char-count="2"/>
    </style:style>
    <style:style style:name="P42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1a5621" style:font-size-asian="10pt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normal" style:font-size-asian="10pt" style:font-weight-asian="normal" style:font-weight-complex="normal"/>
    </style:style>
    <style:style style:name="P44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normal" style:font-size-asian="10pt" style:font-weight-asian="normal" style:font-weight-complex="normal"/>
    </style:style>
    <style:style style:name="P45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normal" officeooo:rsid="0016c3ca" officeooo:paragraph-rsid="0016c3ca" style:font-size-asian="10pt" style:font-weight-asian="normal" style:font-weight-complex="normal"/>
    </style:style>
    <style:style style:name="P46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normal" officeooo:rsid="0016c3ca" officeooo:paragraph-rsid="0016c3ca" style:font-size-asian="10pt" style:font-weight-asian="normal" style:font-weight-complex="normal"/>
    </style:style>
    <style:style style:name="P47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00000a"/>
      <style:text-properties fo:font-variant="small-caps" style:font-name="Lucida Sans" fo:font-size="10pt" fo:font-weight="bold" officeooo:rsid="001a5621" officeooo:paragraph-rsid="0036afb8" style:font-size-asian="10pt" style:font-weight-asian="bold" style:font-name-complex="Arial1" style:font-size-complex="9.5pt" style:font-style-complex="italic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00000a"/>
      <style:text-properties fo:font-variant="small-caps" style:font-name="Lucida Sans" fo:font-size="10pt" fo:font-weight="bold" officeooo:rsid="001a5621" officeooo:paragraph-rsid="0036afb8" style:font-size-asian="10pt" style:font-weight-asian="bold" style:font-name-complex="Arial1" style:font-size-complex="9.5pt" style:font-style-complex="italic" style:font-weight-complex="bold" fo:hyphenate="false" fo:hyphenation-remain-char-count="2" fo:hyphenation-push-char-count="2"/>
    </style:style>
    <style:style style:name="P49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style:font-name="Lucida Sans" fo:font-size="10pt" officeooo:paragraph-rsid="001a5621" style:font-size-asian="10pt" style:language-asian="en" style:country-asian="GB" fo:hyphenate="false" fo:hyphenation-remain-char-count="2" fo:hyphenation-push-char-count="2"/>
    </style:style>
    <style:style style:name="P50" style:family="paragraph" style:parent-style-name="Standard" style:list-style-name="WWNum3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pt" fo:font-weight="bold" officeooo:rsid="001a5621" officeooo:paragraph-rsid="0036afb8" style:font-size-asian="10pt" style:font-weight-asian="bold" style:font-name-complex="Arial1" style:font-size-complex="9.5pt" style:font-style-complex="italic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fo:font-variant="small-caps" style:font-name="Lucida Sans" fo:font-size="10.5pt" fo:font-weight="bold" style:font-size-asian="10.5pt" style:font-weight-asian="bold" style:font-name-complex="Arial1" style:font-size-complex="10.5pt" fo:hyphenate="false" fo:hyphenation-remain-char-count="2" fo:hyphenation-push-char-count="2"/>
    </style:style>
    <style:style style:name="P52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fo:font-variant="small-caps" style:font-name="Lucida Sans" fo:font-size="10.5pt" fo:font-weight="bold" officeooo:rsid="001a5621" style:font-size-asian="10.5pt" style:font-weight-asian="bold" style:font-name-complex="Arial1" style:font-size-complex="9.5pt" fo:hyphenate="false" fo:hyphenation-remain-char-count="2" fo:hyphenation-push-char-count="2"/>
    </style:style>
    <style:style style:name="P53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officeooo:paragraph-rsid="002b00a1" style:font-size-asian="10pt" fo:hyphenate="false" fo:hyphenation-remain-char-count="2" fo:hyphenation-push-char-count="2"/>
    </style:style>
    <style:style style:name="P54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officeooo:paragraph-rsid="0036afb8" style:font-size-asian="10pt" fo:hyphenate="false" fo:hyphenation-remain-char-count="2" fo:hyphenation-push-char-count="2"/>
    </style:style>
    <style:style style:name="P55" style:family="paragraph" style:parent-style-name="Text_20_body" style:master-page-name="Standard">
      <style:paragraph-properties style:page-number="auto"/>
    </style:style>
    <style:style style:name="P56" style:family="paragraph" style:parent-style-name="List_20_Paragraph" style:list-style-name="WWNum5">
      <style:paragraph-properties fo:margin-left="1.905cm" fo:margin-right="0cm" fo:text-align="justify" style:justify-single-word="false" fo:hyphenation-ladder-count="no-limit" fo:text-indent="-0.635cm" style:auto-text-indent="false"/>
      <style:text-properties style:font-name="Lucida Sans" fo:font-size="10pt" officeooo:rsid="001c69a9" officeooo:paragraph-rsid="001c69a9" style:font-size-asian="10pt" style:font-style-complex="italic" style:font-weight-complex="bold" fo:hyphenate="false" fo:hyphenation-remain-char-count="2" fo:hyphenation-push-char-count="2"/>
    </style:style>
    <style:style style:name="P57" style:family="paragraph" style:parent-style-name="List_20_Paragraph" style:list-style-name="WWNum5">
      <style:paragraph-properties fo:margin-left="1.905cm" fo:margin-right="0cm" fo:text-align="justify" style:justify-single-word="false" fo:hyphenation-ladder-count="no-limit" fo:text-indent="-0.635cm" style:auto-text-indent="false"/>
      <style:text-properties style:font-name="Lucida Sans" fo:font-size="10pt" officeooo:rsid="00285953" officeooo:paragraph-rsid="0036afb8" style:font-size-asian="10pt" style:font-style-complex="italic" style:font-weight-complex="bold" fo:hyphenate="false" fo:hyphenation-remain-char-count="2" fo:hyphenation-push-char-count="2"/>
    </style:style>
    <style:style style:name="P58" style:family="paragraph" style:parent-style-name="List_20_Paragraph" style:list-style-name="WWNum5">
      <style:paragraph-properties fo:margin-left="1.905cm" fo:margin-right="0cm" fo:text-align="justify" style:justify-single-word="false" fo:hyphenation-ladder-count="no-limit" fo:text-indent="-0.635cm" style:auto-text-indent="false"/>
      <style:text-properties style:font-name="Lucida Sans" fo:font-size="10pt" officeooo:rsid="0026a897" officeooo:paragraph-rsid="0036afb8" style:font-size-asian="10pt" style:font-style-complex="italic" style:font-weight-complex="bold" fo:hyphenate="false" fo:hyphenation-remain-char-count="2" fo:hyphenation-push-char-count="2"/>
    </style:style>
    <style:style style:name="P59" style:family="paragraph" style:parent-style-name="List_20_Paragraph" style:list-style-name="WWNum5">
      <style:paragraph-properties fo:margin-left="1.905cm" fo:margin-right="0cm" fo:line-height="0.494cm" fo:text-align="justify" style:justify-single-word="false" fo:hyphenation-ladder-count="no-limit" fo:text-indent="-0.635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pt" fo:font-weight="bold" officeooo:rsid="001a5621" officeooo:paragraph-rsid="0036afb8" style:font-size-asian="10pt" style:font-weight-asian="bold" style:font-name-complex="Arial1" style:font-size-complex="9.5pt" style:font-style-complex="italic" style:font-weight-complex="bold" fo:hyphenate="false" fo:hyphenation-remain-char-count="2" fo:hyphenation-push-char-count="2"/>
    </style:style>
    <style:style style:name="P60" style:family="paragraph" style:parent-style-name="List_20_Paragraph" style:list-style-name="WWNum5">
      <style:paragraph-properties fo:margin-left="1.905cm" fo:margin-right="0cm" fo:line-height="0.494cm" fo:text-align="justify" style:justify-single-word="false" fo:hyphenation-ladder-count="no-limit" fo:text-indent="-0.635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pt" fo:font-weight="bold" officeooo:rsid="0026a897" officeooo:paragraph-rsid="0036afb8" style:font-size-asian="10pt" style:font-weight-asian="bold" style:font-name-complex="Arial1" style:font-size-complex="9.5pt" style:font-style-complex="italic" style:font-weight-complex="bold" fo:hyphenate="false" fo:hyphenation-remain-char-count="2" fo:hyphenation-push-char-count="2"/>
    </style:style>
    <style:style style:name="P61" style:family="paragraph" style:parent-style-name="Text_20_body_20_indent" style:list-style-name="WWNum1">
      <style:paragraph-properties fo:line-height="0.494cm" fo:text-align="justify" style:justify-single-word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officeooo:rsid="0027da48" officeooo:paragraph-rsid="0027da48" style:font-size-asian="10pt" style:font-name-complex="Arial1" style:font-style-complex="italic" style:font-weight-complex="bold"/>
    </style:style>
    <style:style style:name="P62" style:family="paragraph" style:parent-style-name="Text_20_body_20_indent" style:list-style-name="WWNum1">
      <style:paragraph-properties fo:line-height="0.494cm" fo:text-align="justify" style:justify-single-word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officeooo:rsid="002a459d" officeooo:paragraph-rsid="002a459d" style:font-size-asian="10pt" style:font-name-complex="Arial1" style:font-style-complex="italic" style:font-weight-complex="bold"/>
    </style:style>
    <style:style style:name="P63" style:family="paragraph" style:parent-style-name="Text_20_body_20_indent" style:list-style-name="WWNum1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64" style:family="paragraph" style:parent-style-name="Text_20_body_20_indent" style:list-style-name="WWNum1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officeooo:paragraph-rsid="0027da48" style:font-size-asian="10pt" style:font-name-complex="Arial1"/>
    </style:style>
    <style:style style:name="P65" style:family="paragraph" style:parent-style-name="Text_20_body_20_indent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officeooo:paragraph-rsid="0025da59" style:font-size-asian="10pt" style:font-name-complex="Arial1"/>
    </style:style>
    <style:style style:name="P66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10.5pt"/>
    </style:style>
    <style:style style:name="P67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rsid="001a5621" officeooo:paragraph-rsid="002b00a1" style:font-size-asian="10.5pt" style:font-weight-asian="bold" style:font-name-complex="Arial1" style:font-size-complex="9.5pt"/>
    </style:style>
    <style:style style:name="P68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paragraph-rsid="001a5621" style:font-size-asian="10.5pt" style:font-weight-asian="bold" style:font-name-complex="Arial1" style:font-size-complex="9.5pt"/>
    </style:style>
    <style:style style:name="P69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paragraph-rsid="0036afb8" style:font-size-asian="10.5pt" style:font-weight-asian="bold" style:font-name-complex="Arial1" style:font-size-complex="9.5pt"/>
    </style:style>
    <style:style style:name="P70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rsid="0036afb8" officeooo:paragraph-rsid="0036afb8" style:font-size-asian="10.5pt" style:font-weight-asian="bold" style:font-name-complex="Arial1" style:font-size-complex="9.5pt"/>
    </style:style>
    <style:style style:name="P71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weight="bold" style:font-weight-asian="bold"/>
    </style:style>
    <style:style style:name="P72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fo:letter-spacing="-0.011cm" style:font-size-asian="10pt"/>
    </style:style>
    <style:style style:name="P73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74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75" style:family="paragraph" style:parent-style-name="Title">
      <style:paragraph-properties fo:line-height="0.494cm" fo:text-align="start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Lucida Sans" fo:font-size="10.5pt" style:font-size-asian="10.5pt" style:font-name-complex="Arial1" style:font-size-complex="9.5pt"/>
    </style:style>
    <style:style style:name="P76" style:family="paragraph" style:parent-style-name="Title">
      <style:paragraph-properties fo:line-height="0.494cm" fo:text-align="start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Lucida Sans" fo:font-size="10.5pt" officeooo:paragraph-rsid="0025da59" style:font-size-asian="10.5pt"/>
    </style:style>
    <style:style style:name="T1" style:family="text">
      <style:text-properties fo:color="#000000" style:font-name="Lucida Sans" fo:font-size="10.5pt" style:text-underline-style="solid" style:text-underline-width="auto" style:text-underline-color="font-color" style:font-size-asian="10.5pt" style:font-name-complex="Tahoma1" style:font-size-complex="9.5pt"/>
    </style:style>
    <style:style style:name="T2" style:family="text">
      <style:text-properties fo:color="#000000" style:font-name="Lucida Sans" fo:font-size="10.5pt" style:font-size-asian="10.5pt" style:font-name-complex="Tahoma1" style:font-size-complex="9.5pt"/>
    </style:style>
    <style:style style:name="T3" style:family="text">
      <style:text-properties style:font-name="Lucida Sans" fo:font-size="10pt" fo:font-weight="bold" style:font-size-asian="10pt" style:font-weight-asian="bold"/>
    </style:style>
    <style:style style:name="T4" style:family="text">
      <style:text-properties style:font-name="Lucida Sans" fo:font-size="10pt" fo:font-weight="bold" style:font-size-asian="10pt" style:font-weight-asian="bold" style:font-weight-complex="bold"/>
    </style:style>
    <style:style style:name="T5" style:family="text">
      <style:text-properties style:font-name="Lucida Sans" fo:font-size="10pt" style:font-size-asian="10pt"/>
    </style:style>
    <style:style style:name="T6" style:family="text">
      <style:text-properties style:font-name="Lucida Sans" fo:font-size="10pt" fo:font-style="italic" fo:font-weight="bold" style:font-size-asian="10pt" style:font-style-asian="italic" style:font-weight-asian="bold" style:font-style-complex="italic" style:font-weight-complex="bold"/>
    </style:style>
    <style:style style:name="T7" style:family="text">
      <style:text-properties style:font-name="Lucida Sans" fo:font-weight="bold" style:font-weight-asian="bold" style:font-size-complex="12pt"/>
    </style:style>
    <style:style style:name="T8" style:family="text">
      <style:text-properties style:font-name="Lucida Sans" style:font-size-complex="12pt"/>
    </style:style>
    <style:style style:name="T9" style:family="text">
      <style:text-properties style:text-position="super 58%" style:font-name="Lucida Sans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17545" style:font-weight-asian="normal" style:font-weight-complex="normal"/>
    </style:style>
    <style:style style:name="T12" style:family="text">
      <style:text-properties fo:font-weight="normal" officeooo:rsid="0016c3ca" style:font-weight-asian="normal" style:font-weight-complex="normal"/>
    </style:style>
    <style:style style:name="T13" style:family="text">
      <style:text-properties fo:font-weight="normal" officeooo:rsid="00322ad4" style:font-weight-asian="normal" style:font-weight-complex="normal"/>
    </style:style>
    <style:style style:name="T14" style:family="text">
      <style:text-properties style:font-style-complex="italic" style:font-weight-complex="bold"/>
    </style:style>
    <style:style style:name="T15" style:family="text">
      <style:text-properties officeooo:rsid="001aa47b" style:font-style-complex="italic" style:font-weight-complex="bold"/>
    </style:style>
    <style:style style:name="T16" style:family="text">
      <style:text-properties officeooo:rsid="001a5621"/>
    </style:style>
    <style:style style:name="T17" style:family="text">
      <style:text-properties officeooo:rsid="001c69a9"/>
    </style:style>
    <style:style style:name="T18" style:family="text">
      <style:text-properties officeooo:rsid="001e0a8f"/>
    </style:style>
    <style:style style:name="T19" style:family="text">
      <style:text-properties officeooo:rsid="00231a18"/>
    </style:style>
    <style:style style:name="T20" style:family="text">
      <style:text-properties officeooo:rsid="00242520"/>
    </style:style>
    <style:style style:name="T21" style:family="text">
      <style:text-properties officeooo:rsid="0027da48"/>
    </style:style>
    <style:style style:name="T22" style:family="text">
      <style:text-properties officeooo:rsid="0025da59" style:font-name-complex="Arial1" style:font-size-complex="9.5pt"/>
    </style:style>
    <style:style style:name="T23" style:family="text">
      <style:text-properties fo:font-variant="small-caps" fo:font-size="12pt" style:font-size-asian="12pt" style:font-name-complex="Arial1" style:font-size-complex="12pt"/>
    </style:style>
    <style:style style:name="T24" style:family="text">
      <style:text-properties officeooo:rsid="002b00a1"/>
    </style:style>
    <style:style style:name="T25" style:family="text">
      <style:text-properties officeooo:rsid="0026a897"/>
    </style:style>
    <style:style style:name="T26" style:family="text">
      <style:text-properties officeooo:rsid="00285953"/>
    </style:style>
    <style:style style:name="T27" style:family="text">
      <style:text-properties officeooo:rsid="0036afb8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<draw:frame draw:style-name="fr1" draw:name="Picture" text:anchor-type="char" svg:x="-0.111cm" svg:y="0cm" svg:width="19.237cm" svg:height="2.515cm" draw:z-index="0"><draw:image xlink:href="Pictures/1000020100000324000000614DAA6380.png" xlink:type="simple" xlink:show="embed" xlink:actuate="onLoad"/></draw:frame></text:p>
            <text:p text:style-name="P23">Ravi Shankar</text:p>
            <text:p text:style-name="P24">Discipline: B.Tech.</text:p>
            <text:p text:style-name="P24">Branch:Computer Science and Engg. </text:p>
            <text:p text:style-name="P24">MNNIT Allahabad</text:p>
          </table:table-cell>
          <table:table-cell table:style-name="Table1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8"><text:span text:style-name="T1">Address</text:span><text:span text:style-name="T2">:</text:span></text:p>
            <text:p text:style-name="P26">Room No. 263, </text:p>
            <text:p text:style-name="P26">Patel Hostel</text:p>
            <text:p text:style-name="P26">MNNIT Allahabad (UP).</text:p>
            <text:p text:style-name="P27">Mobile: +91-7571872733</text:p>
            <text:p text:style-name="P30">Email:ravishankarkumar@live.com</text:p>
          </table:table-cell>
        </table:table-row>
      </table:table>
      <text:p text:style-name="P1"/>
      <text:p text:style-name="P29">Career Objective: <text:span text:style-name="T10">T</text:span><text:span text:style-name="T13">o create Tools and Technologies that improve lives of people</text:span></text:p>
      <text:p text:style-name="P19"><text:bookmark text:name="OLE_LINK2"/></text:p>
      <text:p text:style-name="P19"/>
      <text:p text:style-name="P19"/>
      <text:p text:style-name="P71"><text:span text:style-name="T23">Academic Performance</text:span></text:p>
      <text:p text:style-name="P71"><text:span text:style-name="T23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11">Qualification</text:p>
          </table:table-cell>
          <table:table-cell table:style-name="Table2.A1" office:value-type="string">
            <text:p text:style-name="P10">Institution</text:p>
          </table:table-cell>
          <table:table-cell table:style-name="Table2.A1" office:value-type="string">
            <text:p text:style-name="P9">Year</text:p>
          </table:table-cell>
          <table:table-cell table:style-name="Table2.A1" office:value-type="string">
            <text:p text:style-name="P10">Aggregate</text:p>
          </table:table-cell>
        </table:table-row>
        <table:table-row table:style-name="Table2.1">
          <table:table-cell table:style-name="Table2.A1" office:value-type="string">
            <text:p text:style-name="P45">B.Tech(Upto VII semester)</text:p>
          </table:table-cell>
          <table:table-cell table:style-name="Table2.A1" office:value-type="string">
            <text:p text:style-name="P46">MNNIT Allahabad</text:p>
          </table:table-cell>
          <table:table-cell table:style-name="Table2.A1" office:value-type="string">
            <text:p text:style-name="P46">2016</text:p>
          </table:table-cell>
          <table:table-cell table:style-name="Table2.A1" office:value-type="string">
            <text:p text:style-name="P46">6.66(On a scale of 10)</text:p>
          </table:table-cell>
        </table:table-row>
        <table:table-row table:style-name="Table2.1">
          <table:table-cell table:style-name="Table2.A3" office:value-type="string">
            <text:p text:style-name="P44">XII (CBSE Board)</text:p>
          </table:table-cell>
          <table:table-cell table:style-name="Table2.A3" office:value-type="string">
            <text:p text:style-name="P43">Holy Mission Sr Sec School</text:p>
          </table:table-cell>
          <table:table-cell table:style-name="Table2.A3" office:value-type="string">
            <text:p text:style-name="P43">2011</text:p>
          </table:table-cell>
          <table:table-cell table:style-name="Table2.A3" office:value-type="string">
            <text:p text:style-name="P43">73.2%</text:p>
          </table:table-cell>
        </table:table-row>
        <table:table-row table:style-name="Table2.1">
          <table:table-cell table:style-name="Table2.A1" office:value-type="string">
            <text:p text:style-name="P44">X(CBSE Board)</text:p>
          </table:table-cell>
          <table:table-cell table:style-name="Table2.A1" office:value-type="string">
            <text:p text:style-name="P43">The Earth Public School</text:p>
          </table:table-cell>
          <table:table-cell table:style-name="Table2.A1" office:value-type="string">
            <text:p text:style-name="P43">2009</text:p>
          </table:table-cell>
          <table:table-cell table:style-name="Table2.A1" office:value-type="string">
            <text:p text:style-name="P43">90.2%</text:p>
          </table:table-cell>
        </table:table-row>
      </table:table>
      <text:p text:style-name="P8"/>
      <text:p text:style-name="P8"/>
      <text:p text:style-name="P8"/>
      <text:p text:style-name="P8">Areas Of Interest</text:p>
      <text:p text:style-name="P16"><text:bookmark text:name="OLE_LINK21"/></text:p>
      <text:list xml:id="list9203062084771134934" text:style-name="WWNum1">
        <text:list-item>
          <text:p text:style-name="P63">Node.js</text:p>
        </text:list-item>
        <text:list-item>
          <text:p text:style-name="P63">Web Development.</text:p>
        </text:list-item>
        <text:list-item>
          <text:p text:style-name="P63">Algorithms.</text:p>
        </text:list-item>
        <text:list-item>
          <text:p text:style-name="P63">Data Structures.</text:p>
        </text:list-item>
      </text:list>
      <text:p text:style-name="P20"/>
      <text:p text:style-name="P20"/>
      <text:p text:style-name="P20"/>
      <text:p text:style-name="P76"><text:span text:style-name="T22">Experience</text:span></text:p>
      <text:p text:style-name="P65"><text:bookmark text:name="OLE_LINK211"/></text:p>
      <text:list xml:id="list11742991673137" text:continue-numbering="true" text:style-name="WWNum1">
        <text:list-item>
          <text:p text:style-name="P64"><text:span text:style-name="T21">1 year experience (December 2014- January 2016) of startup attempt, </text:span><text:a xlink:type="simple" xlink:href="http://www.coderpigeon.com/"><text:span text:style-name="T21">www.coderpigeon.com</text:span></text:a></text:p>
        </text:list-item>
        <text:list-item>
          <text:p text:style-name="P64"><text:span text:style-name="T21">My responsibilities included</text:span></text:p>
          <text:list>
            <text:list-item>
              <text:list>
                <text:list-item>
                  <text:p text:style-name="P61">Developing node.js web apps</text:p>
                </text:list-item>
                <text:list-item>
                  <text:p text:style-name="P62">Teaching</text:p>
                </text:list-item>
                <text:list-item>
                  <text:p text:style-name="P61">Marketing</text:p>
                </text:list-item>
              </text:list>
            </text:list-item>
          </text:list>
        </text:list-item>
      </text:list>
      <text:p text:style-name="P15"/>
      <text:p text:style-name="P15"/>
      <text:p text:style-name="P15"><text:soft-page-break/></text:p>
      <text:p text:style-name="P52"/>
      <text:p text:style-name="P67"/>
      <text:p text:style-name="P67"/>
      <text:p text:style-name="P67"/>
      <text:p text:style-name="P67"><text:span text:style-name="T24">Projects</text:span></text:p>
      <text:p text:style-name="P53"/>
      <text:list xml:id="list4628509078972135686" text:style-name="WWNum3">
        <text:list-item>
          <text:list>
            <text:list-item>
              <text:p text:style-name="P38">E-commerce Website</text:p>
              <text:list>
                <text:list-item>
                  <text:p text:style-name="P40">Project Title:<text:tab/>E-Market</text:p>
                </text:list-item>
                <text:list-item>
                  <text:p text:style-name="P41">Duration: <text:tab/><text:tab/>15 days</text:p>
                </text:list-item>
                <text:list-item>
                  <text:p text:style-name="P41">URL:<text:tab/><text:tab/><text:a xlink:type="simple" xlink:href="http://nodedemo.coderpigeon.com/">http://nodedemo.coderpigeon.com</text:a></text:p>
                </text:list-item>
                <text:list-item>
                  <text:p text:style-name="P41">Brief Description:<text:tab/>An E-commerce website to serve as a teaching project on node.js. This website has very simple features of an e-commerce site such as adding products(for administrators) and cart(for users).</text:p>
                </text:list-item>
              </text:list>
              <text:p text:style-name="P39"/>
            </text:list-item>
            <text:list-item>
              <text:p text:style-name="P39">Tech-fest Website</text:p>
              <text:list>
                <text:list-item>
                  <text:p text:style-name="P41">Project title:<text:tab/>Vivacious 2k16</text:p>
                </text:list-item>
                <text:list-item>
                  <text:p text:style-name="P41">Duration: <text:tab/><text:tab/>1 month</text:p>
                </text:list-item>
                <text:list-item>
                  <text:p text:style-name="P41">URL:<text:tab/><text:tab/><text:a xlink:type="simple" xlink:href="http://ewing.technoculturalfest.com/">http://ewing.technoculturalfest.com</text:a></text:p>
                </text:list-item>
                <text:list-item>
                  <text:p text:style-name="P41">Brief Description:<text:tab/>A website for the techno-cultural fest being organised at Ewing Christian College, Allahabad</text:p>
                </text:list-item>
                <text:list-item>
                  <text:p text:style-name="P41">Framework/Libraries used</text:p>
                  <text:list>
                    <text:list-item>
                      <text:p text:style-name="P41">Node.js<text:tab/><text:tab/>To run the server</text:p>
                    </text:list-item>
                    <text:list-item>
                      <text:p text:style-name="P41">Express.js<text:tab/><text:tab/>For defining app structure, handling routes</text:p>
                    </text:list-item>
                    <text:list-item>
                      <text:p text:style-name="P41">swig<text:tab/><text:tab/>Templating engine</text:p>
                    </text:list-item>
                    <text:list-item>
                      <text:p text:style-name="P41">Bootstrap<text:tab/><text:tab/>front-end Library</text:p>
                    </text:list-item>
                    <text:list-item>
                      <text:p text:style-name="P41">jQuery<text:tab/><text:tab/>front-end javascript library</text:p>
                    </text:list-item>
                    <text:list-item>
                      <text:p text:style-name="P41">Mongoose.js<text:tab/>For handling mongoDB database</text:p>
                    </text:list-item>
                    <text:list-item>
                      <text:p text:style-name="P41">Passport.js<text:tab/><text:tab/>For handling authentication</text:p>
                    </text:list-item>
                    <text:list-item>
                      <text:p text:style-name="P41">Easyimage<text:tab/>For manipulating images</text:p>
                    </text:list-item>
                    <text:list-item>
                      <text:p text:style-name="P41">sendgrid<text:tab/><text:tab/>For sending emails</text:p>
                    </text:list-item>
                    <text:list-item>
                      <text:p text:style-name="P41">multer<text:tab/><text:tab/>To handle file upload</text:p>
                    </text:list-item>
                    <text:list-item>
                      <text:p text:style-name="P41">other node_modules such as bcrypt.js, connect-flash stc.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8"/>
      <text:p text:style-name="P68"><text:span text:style-name="T16">Computer Skills</text:span></text:p>
      <text:p text:style-name="P18"/>
      <text:list xml:id="list11744594008485" text:continue-numbering="true" text:style-name="WWNum3">
        <text:list-item>
          <text:list>
            <text:list-item>
              <text:p text:style-name="P31">Web-development</text:p>
              <text:list>
                <text:list-item>
                  <text:p text:style-name="P31">Node.js</text:p>
                </text:list-item>
                <text:list-item>
                  <text:p text:style-name="P31">HTML/CSS</text:p>
                </text:list-item>
                <text:list-item>
                  <text:p text:style-name="P31">Bootstrap</text:p>
                </text:list-item>
                <text:list-item>
                  <text:p text:style-name="P31">jQuery</text:p>
                </text:list-item>
              </text:list>
            </text:list-item>
            <text:list-item>
              <text:p text:style-name="P31">Version Control System</text:p>
              <text:list>
                <text:list-item>
                  <text:p text:style-name="P31">git</text:p>
                </text:list-item>
                <text:list-item>
                  <text:p text:style-name="P31">Actively using bitbucket and github</text:p>
                </text:list-item>
              </text:list>
            </text:list-item>
            <text:list-item>
              <text:p text:style-name="P31">Programming Languages</text:p>
              <text:list>
                <text:list-item>
                  <text:p text:style-name="P42"><text:span text:style-name="T14">C/C++, Java</text:span><text:span text:style-name="T15">S</text:span><text:span text:style-name="T14">cript, C#, Java</text:span></text:p>
                </text:list-item>
              </text:list>
            </text:list-item>
            <text:list-item>
              <text:p text:style-name="P33">Documentation</text:p>
              <text:list>
                <text:list-item>
                  <text:p text:style-name="P33">ASCIIDOC</text:p>
                </text:list-item>
                <text:list-item>
                  <text:p text:style-name="P33">markdown</text:p>
                </text:list-item>
                <text:list-item>
                  <text:p text:style-name="P33">Latex</text:p>
                </text:list-item>
              </text:list>
            </text:list-item>
            <text:list-item>
              <text:p text:style-name="P33">Other Computer tools</text:p>
              <text:list>
                <text:list-item>
                  <text:p text:style-name="P33"><text:span text:style-name="T20">Comfortable with </text:span>Ubuntu and basic tools on this platform such as LibreOffice, GIMP</text:p>
                </text:list-item>
              </text:list>
            </text:list-item>
          </text:list>
        </text:list-item>
      </text:list>
      <text:p text:style-name="P73"/>
      <text:p text:style-name="P73"><text:soft-page-break/></text:p>
      <text:p text:style-name="P73"/>
      <text:p text:style-name="P21"><text:span text:style-name="T16">Other</text:span> Activities</text:p>
      <text:p text:style-name="P17"/>
      <text:list xml:id="list11743106426040" text:continue-numbering="true" text:style-name="WWNum3">
        <text:list-item>
          <text:list>
            <text:list-item>
              <text:p text:style-name="P31">Started Computer Training Institute</text:p>
              <text:list>
                <text:list-item>
                  <text:p text:style-name="P31"><text:span text:style-name="T18">URL</text:span>-<text:tab/><text:a xlink:type="simple" xlink:href="http://www.coderpigeon.com/">http://www.coderpigeon.com</text:a></text:p>
                </text:list-item>
                <text:list-item>
                  <text:p text:style-name="P34">Taught <text:span text:style-name="T19">multiple</text:span> course<text:span text:style-name="T19">s</text:span> on web development</text:p>
                </text:list-item>
              </text:list>
            </text:list-item>
            <text:list-item>
              <text:p text:style-name="P36">Organized Techno-cultural fest in Ewing Christian College, Allahabad</text:p>
            </text:list-item>
            <text:list-item>
              <text:p text:style-name="P35">Presented a seminar in Ewing Christian College, Allahabad</text:p>
            </text:list-item>
            <text:list-item>
              <text:p text:style-name="P37">co-ordinated “Cyborg- The Robotics Workshop”</text:p>
            </text:list-item>
            <text:list-item>
              <text:p text:style-name="P37">co-ordinated “nDROID Workshop”</text:p>
            </text:list-item>
            <text:list-item>
              <text:p text:style-name="P37">organised “Ethical Hacking and Cyber Forensics” workshop</text:p>
            </text:list-item>
          </text:list>
        </text:list-item>
      </text:list>
      <text:p text:style-name="P12"/>
      <text:p text:style-name="P12"/>
      <text:p text:style-name="P12"/>
      <text:p text:style-name="P7"><text:span text:style-name="T17">Involvement</text:span> in Technical Activities</text:p>
      <text:list xml:id="list7690028555082733256" text:style-name="WWNum5">
        <text:list-item>
          <text:p text:style-name="P56">Participated in “Cyborg- The Robotics Workshop”</text:p>
        </text:list-item>
        <text:list-item>
          <text:p text:style-name="P56">Completed “Certificate in Network management course”</text:p>
        </text:list-item>
      </text:list>
      <text:p text:style-name="P69"/>
      <text:p text:style-name="P69">Hobbies</text:p>
      <text:p text:style-name="P13"/>
      <text:list xml:id="list6260666925500428786" text:style-name="WWNum2">
        <text:list-item>
          <text:p text:style-name="P49"><text:span text:style-name="T16">Teaching</text:span></text:p>
        </text:list-item>
      </text:list>
      <text:p text:style-name="P14"/>
      <text:p text:style-name="P14"/>
      <text:p text:style-name="P22"/>
      <text:p text:style-name="P22">Personal Details</text:p>
      <text:p text:style-name="P2"/>
      <text:p text:style-name="P5"><text:span text:style-name="T7">Nationality:<text:tab/></text:span><text:span text:style-name="T8"><text:tab/><text:tab/>Indian</text:span></text:p>
      <text:p text:style-name="P5"><text:span text:style-name="T7">Date of Birth:<text:tab/><text:tab/><text:tab/></text:span><text:span text:style-name="T8">10</text:span><text:span text:style-name="T9">th</text:span><text:span text:style-name="T8"> October, 1994</text:span></text:p>
      <text:p text:style-name="P5"><text:span text:style-name="T7">Sex:<text:tab/><text:tab/><text:tab/><text:tab/><text:tab/></text:span><text:span text:style-name="T8">Male</text:span></text:p>
      <text:p text:style-name="P5"><text:span text:style-name="T7">Fathers Name:<text:tab/><text:tab/><text:tab/></text:span><text:span text:style-name="T8">Nagendra Prasad</text:span></text:p>
      <text:p text:style-name="P5"><text:span text:style-name="T7">Occupation:<text:tab/><text:tab/></text:span><text:span text:style-name="T8"><text:tab/>Retired Teacher</text:span></text:p>
      <text:p text:style-name="P5"><text:span text:style-name="T7">Mothers Name:<text:tab/><text:tab/><text:tab/></text:span><text:span text:style-name="T8">Jailash Devi</text:span></text:p>
      <text:p text:style-name="P5"><text:span text:style-name="T7">Occupation:<text:tab/><text:tab/></text:span><text:span text:style-name="T8"><text:tab/>Home Maker</text:span></text:p>
      <text:p text:style-name="P5"><text:span text:style-name="T7">Permanent Address <text:tab/><text:tab/></text:span><text:span text:style-name="T8">Sakri Saraiya, Turki, Muzaffarpur-844127 BIHAR</text:span><text:span text:style-name="T7"><text:tab/></text:span></text:p>
      <text:p text:style-name="P5"><text:span text:style-name="T7">Permanent Contact no.<text:tab/><text:tab/></text:span><text:span text:style-name="T8">+91-7571872733</text:span></text:p>
      <text:p text:style-name="P3"/>
      <text:p text:style-name="P4">I hereby declare that all the information given is correct to the best of my knowledge.</text:p>
      <text:p text:style-name="P6"><text:span text:style-name="T4">Date</text:span><text:span text:style-name="T3">:</text:span></text:p>
      <text:p text:style-name="P6"><text:span text:style-name="T4">Place</text:span><text:span text:style-name="T3">:</text:span><text:span text:style-name="T6">Allahabad</text:span><text:span text:style-name="T5"><text:tab/><text:tab/></text:span><text:span text:style-name="T3"><text:tab/><text:tab/><text:tab/>(Ravi Shank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0.635cm"/>
          <style:tab-stop style:position="1.27cm"/>
          <style:tab-stop style:position="1.905cm"/>
        </style:tab-stops>
      </style:paragraph-properties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style:contextual-spacing="false" fo:line-height="100%" fo:text-align="center" style:justify-single-word="false"/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27cm" fo:margin-left="1.111cm" fo:margin-right="1.58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1T15:39:00</meta:creation-date>
    <meta:initial-creator>compaq</meta:initial-creator>
    <dc:language>en-IN</dc:language>
    <dc:date>2016-02-13T01:17:42.623632145</dc:date>
    <meta:editing-cycles>66</meta:editing-cycles>
    <meta:editing-duration>PT1H17M11S</meta:editing-duration>
    <meta:generator>LibreOffice/4.2.8.2$Linux_X86_64 LibreOffice_project/420m0$Build-2</meta:generator>
    <meta:document-statistic meta:table-count="2" meta:image-count="1" meta:object-count="0" meta:page-count="3" meta:paragraph-count="107" meta:word-count="441" meta:character-count="2989" meta:non-whitespace-character-count="2673"/>
    <meta:template xlink:type="simple" xlink:actuate="onRequest" xlink:title="Normal" xlink:href=""/>
  </office:meta>
</office:document-meta>
</file>